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function rotateAroundVector(context,vector,rotation) {</text:span></text:p>
      <text:p text:style-name="P1"><text:span text:style-name="T1"><text:tab/>let x =(vector.x)*Math.cos(rotation) + (vector.y)*Math.sin(rotation);</text:span></text:p>
      <text:p text:style-name="P1"><text:span text:style-name="T1"><text:tab/>let y = -(vector.x)*Math.sin(rotation)+(vector.y)*Math.cos(rotation);</text:span></text:p>
      <text:p text:style-name="P1"><text:span text:style-name="T1"><text:tab/>context.rotate(rotation);<text:tab/></text:span></text:p>
      <text:p text:style-name="P1"><text:span text:style-name="T1"><text:tab/>context.translate(x-vector.x,y-vector.y);</text:span></text:p>
      <text:p text:style-name="P1"><text:span text:style-name="T1">}</text:span></text:p>
      <text:p text:style-name="P1"><text:span text:style-name="T1">--------------------------------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